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13.564cm"/>
    </style:style>
    <style:style style:name="co3" style:family="table-column">
      <style:table-column-properties fo:break-before="auto" style:column-width="2.5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4.357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2.233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32cd32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9" table:number-columns-repeated="16374" table:default-cell-style-name="ce4"/>
        <table:table-row table:style-name="ro1">
          <table:table-cell table:style-name="ce1" office:value-type="string" calcext:value-type="string">
            <text:p>S.No</text:p>
          </table:table-cell>
          <table:table-cell table:style-name="ce3" office:value-type="string" calcext:value-type="string">
            <text:p>URL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Difficulty</text:p>
          </table:table-cell>
          <table:table-cell table:style-name="ce1" office:value-type="string" calcext:value-type="string">
            <text:p>Solved</text:p>
          </table:table-cell>
          <table:table-cell table:style-name="ce1" office:value-type="string" calcext:value-type="string">
            <text:p>Beats %</text:p>
          </table:table-cell>
          <table:table-cell table:style-name="ce1" office:value-type="string" calcext:value-type="string">
            <text:p>Must Revis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Revised Count</text:p>
          </table:table-cell>
          <table:table-cell table:style-name="ce1"/>
          <table:table-cell table:style-name="ce3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leetcode.com/problems/keys-and-rooms/" xlink:type="simple">https://leetcode.com/problems/keys-and-rooms/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</text:p>
          </table:table-cell>
          <table:table-cell office:value-type="float" office:value="27.39" calcext:value-type="float">
            <text:p>27.39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<text:a xlink:href="https://leetcode.com/problems/greatest-common-divisor-of-strings/" xlink:type="simple">https://leetcode.com/problems/greatest-common-divisor-of-strings/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<text:a xlink:href="https://leetcode.com/problems/move-zeroes/submissions" xlink:type="simple">https://leetcode.com/problems/move-zeroes/submissions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office:value-type="float" office:value="84.91" calcext:value-type="float">
            <text:p>84.91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<text:a xlink:href="https://leetcode.com/problems/maximum-average-subarray-i/" xlink:type="simple">https://leetcode.com/problems/maximum-average-subarray-i/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<text:a xlink:href="https://leetcode.com/problems/find-the-highest-altitude/" xlink:type="simple">https://leetcode.com/problems/find-the-highest-altitude/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N</text:p>
          </table:table-cell>
          <table:table-cell table:style-name="ce6"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<text:a xlink:href="https://leetcode.com/problems/find-the-difference-of-two-arrays/" xlink:type="simple">https://leetcode.com/problems/find-the-difference-of-two-arrays/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office:value-type="float" office:value="13.44" calcext:value-type="float">
            <text:p>13.44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<text:a xlink:href="https://leetcode.com/problems/removing-stars-from-a-string" xlink:type="simple">https://leetcode.com/problems/removing-stars-from-a-string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</text:p>
          </table:table-cell>
          <table:table-cell office:value-type="float" office:value="20.67" calcext:value-type="float">
            <text:p>20.67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<text:a xlink:href="https://leetcode.com/problems/number-of-recent-calls" xlink:type="simple">https://leetcode.com/problems/number-of-recent-calls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office:value-type="float" office:value="83.17" calcext:value-type="float">
            <text:p>83.17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<text:a xlink:href="https://leetcode.com/problems/delete-the-middle-node-of-a-linked-list" xlink:type="simple">https://leetcode.com/problems/delete-the-middle-node-of-a-linked-list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</text:p>
          </table:table-cell>
          <table:table-cell table:style-name="ce5" office:value-type="float" office:value="99.78" calcext:value-type="float">
            <text:p>99.78</text:p>
          </table:table-cell>
          <table:table-cell table:style-name="ce5" office:value-type="string" calcext:value-type="string">
            <text:p>N</text:p>
          </table:table-cell>
          <table:table-cell table:style-name="ce6"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<text:a xlink:href="https://leetcode.com/problems/maximum-depth-of-binary-tree" xlink:type="simple">https://leetcode.com/problems/maximum-depth-of-binary-tree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table:style-name="ce5" office:value-type="float" office:value="100" calcext:value-type="float">
            <text:p>1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ook Help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<text:a xlink:href="https://leetcode.com/problems/binary-tree-right-side-view" xlink:type="simple">https://leetcode.com/problems/binary-tree-right-side-view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<text:a xlink:href="https://leetcode.com/problems/search-in-a-binary-search-tree" xlink:type="simple">https://leetcode.com/problems/search-in-a-binary-search-tree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<text:a xlink:href="https://leetcode.com/problems/keys-and-rooms/" xlink:type="simple">https://leetcode.com/problems/keys-and-rooms/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</text:p>
          </table:table-cell>
          <table:table-cell office:value-type="float" office:value="27.39" calcext:value-type="float">
            <text:p>27.39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<text:a xlink:href="https://leetcode.com/problems/counting-bits" xlink:type="simple">https://leetcode.com/problems/counting-bits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office:value-type="float" office:value="22.76" calcext:value-type="float">
            <text:p>22.76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<text:a xlink:href="https://leetcode.com/problems/find-a-corresponding-node-of-a-binary-tree-in-a-clone-of-that-tree" xlink:type="simple">https://leetcode.com/problems/find-a-corresponding-node-of-a-binary-tree-in-a-clone-of-that-tree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office:value-type="float" office:value="11.55" calcext:value-type="float">
            <text:p>11.55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https://leetcode.com/problems/edit-distance/description/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</text:p>
          </table:table-cell>
          <table:table-cell office:value-type="float" office:value="5.37" calcext:value-type="float">
            <text:p>5.3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ad Wikipedia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https://leetcode.com/problems/best-time-to-buy-and-sell-stock/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Y</text:p>
          </table:table-cell>
          <table:table-cell office:value-type="float" office:value="7.08" calcext:value-type="float">
            <text:p>7.0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ad GF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https://leetcode.com/problems/kth-largest-element-in-an-array/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Watched Youtube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<text:a xlink:href="https://leetcode.com/problems/find-peak-element/description/" xlink:type="simple">https://leetcode.com/problems/find-peak-element/description/</text:a>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</text:p>
          </table:table-cell>
          <table:table-cell table:style-name="ce5" office:value-type="float" office:value="100" calcext:value-type="float">
            <text:p>1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ad GFG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number-columns-repeated="16383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number-columns-repeated="16383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 style:data-style-name="N2" text:time-value="18:19:44.2492504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01:38:22.323929389</meta:creation-date>
    <meta:generator>LibreOffice/24.8.5.2$Linux_X86_64 LibreOffice_project/480$Build-2</meta:generator>
    <dc:date>2025-04-07T20:54:07.068054742</dc:date>
    <meta:editing-duration>PT3H2M45S</meta:editing-duration>
    <meta:editing-cycles>37</meta:editing-cycles>
    <meta:document-statistic meta:table-count="1" meta:cell-count="166" meta:object-count="0"/>
  </office:meta>
</office:document-meta>
</file>